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Muktapu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26/205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aranaga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29/243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imikheta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213/253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Olasing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342/139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aypu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92/1569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anpurgarh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946/359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garguan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7/2029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nkhajodi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72/156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aria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69/3539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daberana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75/2277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dapari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8/1056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dkul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541/46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dpokharia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420/244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lugaon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323/234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haranijigarh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33/1186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husandpur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998/306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ahikhai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335/3348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altol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649/613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euli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916/3524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44:24.972000000</meta:creation-date>
    <dc:date>2019-09-04T17:49:08.392000000</dc:date>
    <meta:editing-duration>PT4M43S</meta:editing-duration>
    <meta:editing-cycles>1</meta:editing-cycles>
    <meta:document-statistic meta:table-count="1" meta:cell-count="114" meta:object-count="0"/>
    <meta:generator>LibreOffice/6.1.4.2$Windows_X86_64 LibreOffice_project/9d0f32d1f0b509096fd65e0d4bec26ddd1938fd3</meta:generator>
  </office:meta>
</office:document-meta>
</file>